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Quotations">
      <style:paragraph-properties fo:margin-left="0cm" fo:margin-right="0cm" fo:margin-top="0cm" fo:margin-bottom="0cm" fo:text-align="center" style:justify-single-word="false" fo:text-indent="0cm" style:auto-text-indent="false"/>
      <style:text-properties fo:color="#212121" style:font-name="Arial" fo:font-size="10pt" fo:letter-spacing="-0.014cm" fo:language="fr" fo:country="FR" style:font-name-asian="Times New Roman1" style:font-size-asian="10pt" style:font-name-complex="Times New Roman1" style:font-size-complex="10pt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212121" style:font-name="Arial" fo:font-size="10pt" fo:letter-spacing="-0.014cm" fo:language="fr" fo:country="FR" fo:font-style="normal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Calibri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212121" style:font-name="Arial" fo:font-size="10pt" fo:letter-spacing="-0.014cm" fo:language="fr" fo:country="FR" style:font-name-asian="Times New Roman1" style:font-size-asian="10pt" style:font-name-complex="Times New Roman1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fo:color="#cccccc" style:font-name="Arial" fo:font-size="10pt" fo:letter-spacing="-0.014cm" fo:language="fr" fo:country="FR" style:font-name-asian="Times New Roman1" style:font-size-asian="10pt" style:font-name-complex="Times New Roman1" style:font-size-complex="10pt"/>
    </style:style>
    <style:style style:name="P6" style:family="paragraph" style:parent-style-name="Standard" style:list-style-name="L1">
      <style:paragraph-properties fo:text-align="start" style:justify-single-word="false" style:text-autospace="none"/>
      <style:text-properties fo:color="#212121" style:font-name="Arial" fo:font-size="10pt" fo:letter-spacing="-0.014cm" fo:language="fr" fo:country="FR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7" style:family="paragraph" style:parent-style-name="Standard" style:list-style-name="L1">
      <style:paragraph-properties fo:text-align="start" style:justify-single-word="false" style:text-autospace="none"/>
      <style:text-properties fo:color="#212121" style:font-name="Arial" fo:font-size="10pt" fo:letter-spacing="-0.014cm" fo:language="fr" fo:country="FR" style:font-name-asian="Times New Roman1" style:font-size-asian="10pt" style:font-name-complex="Times New Roman1" style:font-size-complex="10pt"/>
    </style:style>
    <style:style style:name="P8" style:family="paragraph" style:parent-style-name="Standard" style:list-style-name="L1">
      <style:paragraph-properties fo:text-align="center" style:justify-single-word="false" style:text-autospace="none"/>
      <style:text-properties fo:color="#212121" style:font-name="Arial" fo:font-size="10pt" fo:letter-spacing="-0.014cm" fo:language="fr" fo:country="FR" style:font-name-asian="Times New Roman1" style:font-size-asian="10pt" style:font-name-complex="Times New Roman1" style:font-size-complex="10pt"/>
    </style:style>
    <style:style style:name="P9" style:family="paragraph" style:parent-style-name="Standard" style:list-style-name="L1">
      <style:paragraph-properties fo:text-align="start" style:justify-single-word="false" style:text-autospace="none"/>
      <style:text-properties fo:color="#cccccc" style:font-name="Arial" fo:font-size="10pt" fo:letter-spacing="-0.014cm" fo:language="fr" fo:country="FR" style:font-name-asian="Times New Roman1" style:font-size-asian="10pt" style:font-name-complex="Times New Roman1" style:font-size-complex="10pt"/>
    </style:style>
    <style:style style:name="P10" style:family="paragraph" style:parent-style-name="Standard" style:list-style-name="L1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212121" style:font-name="Arial" fo:font-size="10pt" fo:letter-spacing="-0.014cm" fo:language="fr" fo:country="FR" fo:font-style="normal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11" style:family="paragraph" style:parent-style-name="Standard" style:list-style-name="L1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212121" style:font-name="Arial" fo:font-size="10pt" fo:letter-spacing="-0.014cm" fo:language="fr" fo:country="FR" fo:font-style="normal" style:font-name-asian="Times New Roman1" style:font-size-asian="10pt" style:font-style-asian="normal" style:font-name-complex="Times New Roman1" style:font-size-complex="10pt" style:font-style-complex="normal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transparent" style:background-transparency="100%" draw:ole-draw-aspect="1">
        <style:background-image/>
      </style:graphic-properties>
    </style:style>
    <text:list-style style:name="L1">
      <text:list-level-style-number text:level="1" text:style-name="Strong_20_Emphasis" style:num-suffix="." style:num-format="1">
        <style:list-level-properties text:min-label-width="0.439cm"/>
      </text:list-level-style-number>
      <text:list-level-style-number text:level="2" text:style-name="Strong_20_Emphasis" style:num-suffix="." style:num-format="a">
        <style:list-level-properties text:space-before="1.27cm" text:min-label-width="0.439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Énergie: synthèse</text:p>
      <text:p text:style-name="P4"/>
      <text:list xml:id="list28293836" text:style-name="L1">
        <text:list-item>
          <text:p text:style-name="P10">''Le travail est un transfert d'énergie''</text:p>
        </text:list-item>
      </text:list>
      <text:p text:style-name="P2"/>
      <text:list xml:id="list28296888" text:continue-numbering="true" text:style-name="L1">
        <text:list-item>
          <text:p text:style-name="P6">Énergie cinétique</text:p>
          <text:p text:style-name="P7">L'énergie cinétique d'un solide animé d'un mouvement de translation s'exprime par la relation:</text:p>
          <text:p text:style-name="P8">E<text:span text:style-name="T1">c</text:span> = ½ m.v<text:span text:style-name="T2">2</text:span></text:p>
          <text:p text:style-name="P7"/>
        </text:list-item>
        <text:list-item>
          <text:p text:style-name="P6">Relation entre variation de l'énergie cinétique et travail</text:p>
          <text:p text:style-name="P7">Dans un référentiel galiléen, la variation d'énergie cinétique d'un solide est égale à la somme des travaux des forces extérieures qui lui sont appliquées:</text:p>
          <text:p text:style-name="P8">E<text:span text:style-name="T1">c</text:span>(B) - E<text:span text:style-name="T1">c</text:span>(A) = ΣW<text:span text:style-name="T1">AB</text:span>(<draw:frame draw:style-name="fr1" draw:name="Object1" text:anchor-type="as-char" svg:width="0.704cm" svg:height="0.506cm" draw:z-index="0"><draw:object xlink:href="./Object 1" xlink:type="simple" xlink:show="embed" xlink:actuate="onLoad"/><draw:image xlink:href="./ObjectReplacements/Object 1" xlink:type="simple" xlink:show="embed" xlink:actuate="onLoad"/></draw:frame>)</text:p>
          <text:p text:style-name="P7"/>
        </text:list-item>
        <text:list-item>
          <text:p text:style-name="P6">Énergie potentielle d'un solide</text:p>
          <text:p text:style-name="P7">L'énergie potentielle d'un solide s'exprime par la relation (axe Oz vertical ascendant):</text:p>
          <text:p text:style-name="P8">E<text:span text:style-name="T1">p</text:span> = m.g.z</text:p>
          <text:p text:style-name="P8"/>
        </text:list-item>
        <text:list-item>
          <text:p text:style-name="P6">Énergie mécanique d'un solide</text:p>
          <text:p text:style-name="P7">L'énergie mécanique d'un solide en mouvement est la somme des énergie cinétique et potentielle:</text:p>
          <text:p text:style-name="P8">E<text:span text:style-name="T1">m</text:span> = E<text:span text:style-name="T1">c</text:span> + E<text:span text:style-name="T1">p</text:span></text:p>
          <text:p text:style-name="P7"/>
        </text:list-item>
        <text:list-item>
          <text:p text:style-name="P6">Conservation de l'énergie mécanique</text:p>
          <text:p text:style-name="P7">Lorsqu'un solide est soumis à son poids et à d'autres forces dont le travail est nul, son énergie mécanique est constante.</text:p>
          <text:p text:style-name="P11"/>
        </text:list-item>
        <text:list-item>
          <text:p text:style-name="P10">Vitesse d'un solide en chute libre</text:p>
          <text:p text:style-name="P7">La vitesse d'un solide tombant en chute libre et lâché sans vitesse initiale est liée à la hauteur de chute h:</text:p>
          <text:p text:style-name="P7"/>
          <text:p text:style-name="P9">......................................................................................................................................................................................................................</text:p>
        </text:list-item>
      </text:list>
      <text:p text:style-name="P5"/>
      <text:list xml:id="list28293847" text:continue-numbering="true" text:style-name="L1">
        <text:list-header>
          <text:p text:style-name="P9">......................................................................................................................................................................................................................</text:p>
        </text:list-header>
      </text:list>
      <text:p text:style-name="P5"/>
      <text:list xml:id="list28286151" text:continue-numbering="true" text:style-name="L1">
        <text:list-header>
          <text:p text:style-name="P9">......................................................................................................................................................................................................................</text:p>
        </text:list-header>
      </text:list>
      <text:p text:style-name="P5"/>
      <text:p text:style-name="P5"/>
      <text:p text:style-name="P3">Énergie: synthèse</text:p>
      <text:p text:style-name="P1"/>
      <text:list xml:id="list28307726" text:continue-list="list28286151" text:style-name="L1">
        <text:list-item text:start-value="1">
          <text:p text:style-name="P10">''Le travail est un transfert d'énergie''</text:p>
        </text:list-item>
      </text:list>
      <text:p text:style-name="P2"/>
      <text:list xml:id="list28288804" text:continue-numbering="true" text:style-name="L1">
        <text:list-item>
          <text:p text:style-name="P6">Énergie cinétique</text:p>
          <text:p text:style-name="P7">L'énergie cinétique d'un solide animé d'un mouvement de translation s'exprime par la relation:</text:p>
          <text:p text:style-name="P8">E<text:span text:style-name="T1">c</text:span> = ½ m.v<text:span text:style-name="T2">2</text:span></text:p>
          <text:p text:style-name="P7"/>
        </text:list-item>
        <text:list-item>
          <text:p text:style-name="P6">Relation entre variation de l'énergie cinétique et travail</text:p>
          <text:p text:style-name="P7">Dans un référentiel galiléen, la variation d'énergie cinétique d'un solide est égale à la somme des travaux des forces extérieures qui lui sont appliquées:</text:p>
          <text:p text:style-name="P8">E<text:span text:style-name="T1">c</text:span>(B) - E<text:span text:style-name="T1">c</text:span>(A) = ΣW<text:span text:style-name="T1">AB</text:span>(<draw:frame draw:style-name="fr1" draw:name="Object2" text:anchor-type="as-char" svg:width="0.704cm" svg:height="0.506cm" draw:z-index="1"><draw:object xlink:href="./Object 2" xlink:type="simple" xlink:show="embed" xlink:actuate="onLoad"/><draw:image xlink:href="./ObjectReplacements/Object 2" xlink:type="simple" xlink:show="embed" xlink:actuate="onLoad"/></draw:frame>)</text:p>
          <text:p text:style-name="P7"/>
        </text:list-item>
        <text:list-item>
          <text:p text:style-name="P6">Énergie potentielle d'un solide</text:p>
          <text:p text:style-name="P7">L'énergie potentielle d'un solide s'exprime par la relation (axe Oz vertical ascendant):</text:p>
          <text:p text:style-name="P8">E<text:span text:style-name="T1">p</text:span> = m.g.z</text:p>
          <text:p text:style-name="P8"/>
        </text:list-item>
        <text:list-item>
          <text:p text:style-name="P6">Énergie mécanique d'un solide</text:p>
          <text:p text:style-name="P7">L'énergie mécanique d'un solide en mouvement est la somme des énergie cinétique et potentielle:</text:p>
          <text:p text:style-name="P8">E<text:span text:style-name="T1">m</text:span> = E<text:span text:style-name="T1">c</text:span> + E<text:span text:style-name="T1">p</text:span></text:p>
          <text:p text:style-name="P7"/>
        </text:list-item>
        <text:list-item>
          <text:p text:style-name="P6">Conservation de l'énergie mécanique</text:p>
          <text:p text:style-name="P7">Lorsqu'un solide est soumis à son poids et à d'autres forces dont le travail est nul, son énergie mécanique est constante.</text:p>
          <text:p text:style-name="P11"/>
        </text:list-item>
        <text:list-item>
          <text:p text:style-name="P10">Vitesse d'un solide en chute libre</text:p>
          <text:p text:style-name="P7">La vitesse d'un solide tombant en chute libre et lâché sans vitesse initiale est liée à la hauteur de chute h:</text:p>
          <text:p text:style-name="P7"/>
          <text:p text:style-name="P9">......................................................................................................................................................................................................................</text:p>
        </text:list-item>
      </text:list>
      <text:p text:style-name="P5"/>
      <text:list xml:id="list28297360" text:continue-numbering="true" text:style-name="L1">
        <text:list-header>
          <text:p text:style-name="P9">......................................................................................................................................................................................................................</text:p>
        </text:list-header>
      </text:list>
      <text:p text:style-name="P5"/>
      <text:list xml:id="list28296189" text:continue-numbering="true" text:style-name="L1">
        <text:list-header>
          <text:p text:style-name="P9">.....................................................................................................................................................................................................................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St1z0" style:family="text">
      <style:text-properties style:font-name="Times New Roman" style:font-name-complex="Times New Roma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French International School</meta:initial-creator>
    <meta:creation-date>2007-11-28T12:39:05</meta:creation-date>
    <dc:date>2009-02-02T08:19:00.79</dc:date>
    <meta:print-date>2009-02-02T08:03:06.57</meta:print-date>
    <dc:language>fr-FR</dc:language>
    <meta:editing-cycles>37</meta:editing-cycles>
    <meta:editing-duration>PT01H44M24S</meta:editing-duration>
    <meta:document-statistic meta:table-count="0" meta:image-count="0" meta:object-count="2" meta:page-count="1" meta:paragraph-count="42" meta:word-count="338" meta:character-count="327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F</math:mi>
        <math:mo math:stretchy="false">→</math:mo>
      </math:mover>
      <math:mi>ext</math:mi>
    </math:msub>
    <math:annotation math:encoding="StarMath 5.0">{vec F}_ext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F</math:mi>
        <math:mo math:stretchy="false">→</math:mo>
      </math:mover>
      <math:mi>ext</math:mi>
    </math:msub>
    <math:annotation math:encoding="StarMath 5.0">{vec F}_ext</math:annotation>
  </math:semantics>
</math:math>
</file>